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1208" officeooo:paragraph-rsid="000912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0"/><text:span text:style-name="T2"><text:s/>How to turn app password </text:span></text:p>
      <text:p text:style-name="P1"/>
      <text:p text:style-name="P1"/>
      <text:p text:style-name="P1"/>
      <text:p text:style-name="P1">https://youtu.be/aSn9uWJyNnM?feature=shar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5:35:03.967837296</meta:creation-date>
    <dc:date>2024-09-23T15:35:42.024669700</dc:date>
    <meta:editing-duration>PT38S</meta:editing-duration>
    <meta:editing-cycles>1</meta:editing-cycles>
    <meta:document-statistic meta:table-count="0" meta:image-count="0" meta:object-count="0" meta:page-count="1" meta:paragraph-count="2" meta:word-count="6" meta:character-count="99" meta:non-whitespace-character-count="63"/>
    <meta:generator>LibreOffice/7.3.7.2$Linux_X86_64 LibreOffice_project/30$Build-2</meta:generator>
  </office:meta>
</office:document-meta>
</file>